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erif" fo:font-size="12pt" fo:font-weight="bold" officeooo:rsid="0059d632" officeooo:paragraph-rsid="000f709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erif" fo:font-size="20pt" fo:font-weight="bold" officeooo:rsid="0059d632" officeooo:paragraph-rsid="000f709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Noto Serif" fo:font-size="16pt" fo:font-weight="bold" officeooo:rsid="00a5c11c" officeooo:paragraph-rsid="000f709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Noto Serif" fo:font-size="16pt" fo:font-weight="bold" officeooo:rsid="00a76cac" officeooo:paragraph-rsid="000f7094" style:font-size-asian="16pt" style:font-weight-asian="bold" style:font-size-complex="16pt" style:font-weight-complex="bold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start" style:justify-single-word="false"/>
      <style:text-properties style:font-name="Noto Serif" fo:font-size="12pt" fo:font-weight="bold" officeooo:rsid="0059d632" officeooo:paragraph-rsid="000f7094" style:font-size-asian="12pt" style:font-weight-asian="bold" style:font-size-complex="12pt" style:font-weight-complex="bold"/>
    </style:style>
    <style:style style:name="P8" style:family="paragraph" style:parent-style-name="Heading_20_1">
      <style:text-properties style:font-name="Noto Serif" fo:font-size="16pt" style:font-size-asian="16pt" style:font-size-complex="16pt"/>
    </style:style>
    <style:style style:name="P9" style:family="paragraph" style:parent-style-name="Heading_20_2">
      <style:text-properties style:font-name="Noto Serif" fo:font-size="14pt" style:font-size-asian="14pt" style:font-size-complex="14pt"/>
    </style:style>
    <style:style style:name="P10" style:family="paragraph" style:parent-style-name="Standard">
      <style:text-properties style:font-name="Noto Serif" officeooo:rsid="000cf5f9" officeooo:paragraph-rsid="000f7094"/>
    </style:style>
    <style:style style:name="P11" style:family="paragraph" style:parent-style-name="Standard">
      <style:text-properties style:font-name="Noto Serif" fo:font-weight="normal" officeooo:paragraph-rsid="000f7094" style:font-weight-asian="normal" style:font-weight-complex="normal"/>
    </style:style>
    <style:style style:name="P12" style:family="paragraph" style:parent-style-name="Standard">
      <style:text-properties fo:color="#000000" loext:opacity="100%" style:font-name="Noto Serif" officeooo:paragraph-rsid="000f7094" fo:background-color="#ffffff"/>
    </style:style>
    <style:style style:name="P13" style:family="paragraph" style:parent-style-name="Standard">
      <style:text-properties fo:color="#000000" loext:opacity="100%" style:font-name="Noto Serif" fo:font-style="normal" officeooo:paragraph-rsid="000f7094" fo:background-color="#ffffff" style:font-style-asian="normal" style:font-style-complex="normal"/>
    </style:style>
    <style:style style:name="P14" style:family="paragraph" style:parent-style-name="Standard">
      <style:text-properties fo:color="#000000" loext:opacity="100%" style:font-name="Noto Serif" officeooo:rsid="000cf5f9" officeooo:paragraph-rsid="000f7094" fo:background-color="#ffffff"/>
    </style:style>
    <style:style style:name="P15" style:family="paragraph" style:parent-style-name="Standard">
      <style:text-properties fo:color="#000000" loext:opacity="100%" style:font-name="Noto Serif" fo:font-style="italic" officeooo:rsid="000cf5f9" officeooo:paragraph-rsid="000f7094" fo:background-color="#ffffff" style:font-style-asian="italic" style:font-style-complex="italic"/>
    </style:style>
    <style:style style:name="P16" style:family="paragraph" style:parent-style-name="Standard">
      <style:text-properties fo:color="#000000" loext:opacity="100%" style:font-name="Noto Serif" fo:font-style="normal" officeooo:rsid="000f7094" officeooo:paragraph-rsid="000f7094" fo:background-color="#ffffff" style:font-style-asian="normal" style:font-style-complex="normal"/>
    </style:style>
    <style:style style:name="P17" style:family="paragraph" style:parent-style-name="Standard">
      <style:text-properties fo:color="#000000" loext:opacity="100%" style:font-name="Noto Serif" officeooo:rsid="000cf5f9" officeooo:paragraph-rsid="00289c50" fo:background-color="#ffffff"/>
    </style:style>
    <style:style style:name="P18" style:family="paragraph" style:parent-style-name="Standard">
      <style:text-properties fo:color="#000000" loext:opacity="100%" style:font-name="Noto Serif" fo:font-style="normal" officeooo:rsid="000f7094" officeooo:paragraph-rsid="00289c50" fo:background-color="#ffffff" style:font-style-asian="normal" style:font-style-complex="normal"/>
    </style:style>
    <style:style style:name="P19" style:family="paragraph" style:parent-style-name="Standard">
      <style:text-properties fo:color="#000000" loext:opacity="100%" style:font-name="Noto Serif" fo:font-style="italic" officeooo:rsid="000f7094" officeooo:paragraph-rsid="000f7094" fo:background-color="#ffffff" style:font-style-asian="italic" style:font-style-complex="italic"/>
    </style:style>
    <style:style style:name="P20" style:family="paragraph" style:parent-style-name="Standard">
      <style:text-properties fo:color="#000000" loext:opacity="100%" style:font-name="Noto Serif" fo:font-size="10pt" fo:font-style="normal" fo:font-weight="bold" officeooo:rsid="000f7094" officeooo:paragraph-rsid="000f7094" fo:background-color="#ffffff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color="#000000" loext:opacity="100%" style:font-name="Noto Serif" fo:font-size="10pt" fo:font-style="normal" officeooo:rsid="000f7094" officeooo:paragraph-rsid="000f7094" fo:background-color="#ffffff" style:font-size-asian="10pt" style:font-style-asian="normal" style:font-size-complex="10pt" style:font-style-complex="normal"/>
    </style:style>
    <style:style style:name="P22" style:family="paragraph" style:parent-style-name="Standard">
      <style:text-properties fo:color="#000000" loext:opacity="100%" style:font-name="Noto Serif" fo:font-style="normal" officeooo:rsid="000f7094" officeooo:paragraph-rsid="002f2e45" fo:background-color="#ffffff" style:font-style-asian="normal" style:font-style-complex="normal"/>
    </style:style>
    <style:style style:name="P23" style:family="paragraph" style:parent-style-name="Standard">
      <style:text-properties fo:color="#000000" loext:opacity="100%" style:font-name="Noto Serif" fo:font-style="italic" officeooo:rsid="000f7094" officeooo:paragraph-rsid="002f2e45" fo:background-color="#ffffff" style:font-style-asian="italic" style:font-style-complex="italic"/>
    </style:style>
    <style:style style:name="P24" style:family="paragraph" style:parent-style-name="Standard">
      <style:text-properties fo:color="#000000" loext:opacity="100%" style:font-name="Noto Serif" fo:font-style="normal" officeooo:rsid="000f7094" officeooo:paragraph-rsid="0034d5a1" fo:background-color="#ffffff" style:font-style-asian="normal" style:font-style-complex="normal"/>
    </style:style>
    <style:style style:name="P25" style:family="paragraph" style:parent-style-name="Standard">
      <style:text-properties fo:color="#000000" loext:opacity="100%" style:font-name="Noto Serif" fo:font-style="normal" officeooo:rsid="000f7094" officeooo:paragraph-rsid="003ac0a5" fo:background-color="#ffffff" style:font-style-asian="normal" style:font-style-complex="normal"/>
    </style:style>
    <style:style style:name="P26" style:family="paragraph" style:parent-style-name="Heading_20_2">
      <style:text-properties fo:font-size="14pt" style:font-size-asian="14pt" style:font-size-complex="14pt"/>
    </style:style>
    <style:style style:name="P27" style:family="paragraph" style:parent-style-name="Standard">
      <style:text-properties fo:color="#000000" loext:opacity="100%" style:font-name="Noto Serif" fo:font-style="normal" fo:font-weight="normal" officeooo:rsid="000f7094" officeooo:paragraph-rsid="000f7094" fo:background-color="#fffff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paragraph-rsid="003ac0a5"/>
    </style:style>
    <style:style style:name="P29" style:family="paragraph" style:parent-style-name="Standard">
      <style:text-properties fo:color="#000000" loext:opacity="100%" style:font-name="Noto Serif" fo:font-style="italic" officeooo:rsid="003ac0a5" officeooo:paragraph-rsid="003ac0a5" fo:background-color="#ffffff" style:font-style-asian="italic" style:font-style-complex="italic"/>
    </style:style>
    <style:style style:name="P30" style:family="paragraph" style:parent-style-name="Standard">
      <style:text-properties fo:color="#000000" loext:opacity="100%" style:font-name="Noto Serif" fo:font-style="normal" officeooo:rsid="000f7094" officeooo:paragraph-rsid="00351a22" fo:background-color="#ffffff" style:font-style-asian="normal" style:font-style-complex="normal"/>
    </style:style>
    <style:style style:name="P31" style:family="paragraph" style:parent-style-name="Heading_20_2">
      <style:text-properties fo:font-size="14pt" officeooo:paragraph-rsid="0085405b" style:font-size-asian="14pt" style:font-size-complex="14pt"/>
    </style:style>
    <style:style style:name="P32" style:family="paragraph" style:parent-style-name="Standard">
      <style:text-properties fo:color="#000000" loext:opacity="100%" style:font-name="Noto Serif" fo:font-style="italic" officeooo:rsid="000f7094" officeooo:paragraph-rsid="00738eee" fo:background-color="#ffffff" style:font-style-asian="italic" style:font-style-complex="italic"/>
    </style:style>
    <style:style style:name="P33" style:family="paragraph" style:parent-style-name="Standard">
      <style:text-properties fo:color="#000000" loext:opacity="100%" style:font-name="Noto Serif" fo:font-style="normal" fo:font-weight="normal" officeooo:rsid="000f7094" officeooo:paragraph-rsid="00738eee" fo:background-color="#ffffff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000000" loext:opacity="100%" style:font-name="Noto Serif" fo:font-style="normal" officeooo:rsid="000f7094" officeooo:paragraph-rsid="006705de" fo:background-color="#ffffff" style:font-style-asian="normal" style:font-style-complex="normal"/>
    </style:style>
    <style:style style:name="P35" style:family="paragraph" style:parent-style-name="Standard" style:list-style-name="List_20_1">
      <style:text-properties fo:color="#000000" loext:opacity="100%" style:font-name="Noto Serif" fo:font-style="normal" officeooo:rsid="000f7094" officeooo:paragraph-rsid="006705de" fo:background-color="#ffffff" style:font-style-asian="normal" style:font-style-complex="normal"/>
    </style:style>
    <style:style style:name="P36" style:family="paragraph" style:parent-style-name="Standard">
      <style:text-properties fo:color="#000000" loext:opacity="100%" style:font-name="Noto Serif" fo:font-size="12pt" fo:font-style="normal" officeooo:rsid="000f7094" officeooo:paragraph-rsid="006705de" fo:background-color="#ffffff" style:font-size-asian="10.5pt" style:font-style-asian="normal" style:font-size-complex="12pt" style:font-style-complex="normal"/>
    </style:style>
    <style:style style:name="P37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38" style:family="paragraph" style:parent-style-name="Text_20_body" style:list-style-name="List_20_1"/>
    <style:style style:name="T1" style:family="text">
      <style:text-properties officeooo:rsid="000f709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cf5f9"/>
    </style:style>
    <style:style style:name="T4" style:family="text">
      <style:text-properties fo:color="#000000" loext:opacity="100%" fo:font-style="italic" fo:background-color="#ffffff" loext:char-shading-value="0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89c50"/>
    </style:style>
    <style:style style:name="T7" style:family="text">
      <style:text-properties officeooo:rsid="000e03db"/>
    </style:style>
    <style:style style:name="T8" style:family="text">
      <style:text-properties style:font-name="Noto Serif" fo:font-style="italic" style:font-style-asian="italic" style:font-style-complex="italic"/>
    </style:style>
    <style:style style:name="T9" style:family="text">
      <style:text-properties officeooo:rsid="002f2e45"/>
    </style:style>
    <style:style style:name="T10" style:family="text">
      <style:text-properties style:font-name="Noto Serif"/>
    </style:style>
    <style:style style:name="T11" style:family="text">
      <style:text-properties style:font-name="Noto Serif" fo:font-weight="normal" style:font-weight-asian="normal" style:font-weight-complex="normal"/>
    </style:style>
    <style:style style:name="T12" style:family="text">
      <style:text-properties style:font-name="Noto Serif" fo:font-weight="normal" officeooo:rsid="003ac0a5" style:font-weight-asian="normal" style:font-weight-complex="normal"/>
    </style:style>
    <style:style style:name="T13" style:family="text">
      <style:text-properties fo:color="#000000" loext:opacity="100%" style:font-name="Noto Serif" fo:font-style="normal" officeooo:rsid="000f7094" fo:background-color="#ffffff" loext:char-shading-value="0" style:font-style-asian="normal" style:font-style-complex="normal"/>
    </style:style>
    <style:style style:name="T14" style:family="text">
      <style:text-properties fo:color="#000000" loext:opacity="100%" style:font-name="Noto Serif" fo:font-style="normal" officeooo:rsid="003ac0a5" fo:background-color="#ffffff" loext:char-shading-value="0" style:font-style-asian="normal" style:font-style-complex="normal"/>
    </style:style>
    <style:style style:name="T15" style:family="text">
      <style:text-properties fo:color="#000000" loext:opacity="100%" style:font-name="Noto Serif" fo:font-style="normal" officeooo:rsid="00351a22" fo:background-color="#ffffff" loext:char-shading-value="0" style:font-style-asian="normal" style:font-style-complex="normal"/>
    </style:style>
    <style:style style:name="T16" style:family="text">
      <style:text-properties style:font-name="Noto Serif" officeooo:rsid="00351a22"/>
    </style:style>
    <style:style style:name="T17" style:family="text">
      <style:text-properties style:font-name="Noto Serif" officeooo:rsid="0085405b"/>
    </style:style>
    <style:style style:name="T18" style:family="text">
      <style:text-properties officeooo:rsid="0085405b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2711f" style:font-style-asian="normal" style:font-weight-asian="normal" style:font-style-complex="normal" style:font-weight-complex="normal"/>
    </style:style>
    <style:style style:name="T21" style:family="text">
      <style:text-properties fo:font-weight="normal" officeooo:rsid="0072711f" style:font-weight-asian="normal" style:font-weight-complex="normal"/>
    </style:style>
    <style:style style:name="T22" style:family="text">
      <style:text-properties fo:font-style="normal" officeooo:rsid="0072711f" style:font-style-asian="normal" style:font-style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Noto Serif"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atBox - <text:span text:style-name="T1">Backend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Șandru Alexandru</text:p>
      <text:p text:style-name="P4">SIC - 3711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Cuprins</text:p>
          </text:index-title>
          <text:p text:style-name="P5"><text:a xlink:type="simple" xlink:href="#__RefHeading___Toc4186_2652670912" office:name="Mediu de dezboltare" text:style-name="Index_20_Link" text:visited-style-name="Index_20_Link"><text:s/>1 Mediu de dezboltare<text:tab/>3</text:a></text:p>
          <text:p text:style-name="P6"><text:a xlink:type="simple" xlink:href="#__RefHeading___Toc4188_2652670912" office:name="Cerințe de sitem" text:style-name="Index_20_Link" text:visited-style-name="Index_20_Link"><text:s/>1.1 Cerințe de sitem<text:tab/>3</text:a></text:p>
          <text:p text:style-name="P5"><text:a xlink:type="simple" xlink:href="#__RefHeading___Toc4190_2652670912" office:name="Configurarea mediului backend" text:style-name="Index_20_Link" text:visited-style-name="Index_20_Link"><text:s/>2 Configurarea mediului backend<text:tab/>3</text:a></text:p>
          <text:p text:style-name="P6"><text:a xlink:type="simple" xlink:href="#__RefHeading___Toc4192_2652670912" office:name="Actualizarea Sistemului" text:style-name="Index_20_Link" text:visited-style-name="Index_20_Link"><text:s/>2.1 Actualizarea Sistemului<text:tab/>3</text:a></text:p>
          <text:p text:style-name="P6"><text:a xlink:type="simple" xlink:href="#__RefHeading___Toc4194_2652670912" office:name="Instalarea Python" text:style-name="Index_20_Link" text:visited-style-name="Index_20_Link"><text:s/>2.2 Instalarea Python<text:tab/>3</text:a></text:p>
          <text:p text:style-name="P6"><text:a xlink:type="simple" xlink:href="#__RefHeading___Toc4196_2652670912" office:name="Crearea și activarea unui mediu virtual" text:style-name="Index_20_Link" text:visited-style-name="Index_20_Link"><text:s/>2.3 Crearea și activarea unui mediu virtual<text:tab/>3</text:a></text:p>
          <text:p text:style-name="P6"><text:a xlink:type="simple" xlink:href="#__RefHeading___Toc4198_2652670912" office:name="Instalarea framework-ului Django" text:style-name="Index_20_Link" text:visited-style-name="Index_20_Link"><text:s/>2.4 Instalarea framework-ului Django<text:tab/>3</text:a></text:p>
          <text:p text:style-name="P6"><text:a xlink:type="simple" xlink:href="#__RefHeading___Toc4200_2652670912" office:name="Crearea proiectului Django" text:style-name="Index_20_Link" text:visited-style-name="Index_20_Link"><text:s/>2.5 Crearea proiectului Django<text:tab/>4</text:a></text:p>
          <text:p text:style-name="P6"><text:a xlink:type="simple" xlink:href="#__RefHeading___Toc4202_2652670912" office:name="Configurarea conexiunii la baza de date" text:style-name="Index_20_Link" text:visited-style-name="Index_20_Link"><text:s/>2.6 Configurarea conexiunii la baza de date<text:tab/>4</text:a></text:p>
          <text:p text:style-name="P6"><text:a xlink:type="simple" xlink:href="#__RefHeading___Toc4204_2652670912" office:name="Crearea aplicației principale" text:style-name="Index_20_Link" text:visited-style-name="Index_20_Link"><text:s/>2.7 Crearea aplicației principale<text:tab/>5</text:a></text:p>
          <text:p text:style-name="P6"><text:a xlink:type="simple" xlink:href="#__RefHeading___Toc765_3173738093" office:name="Crearea migrărilor" text:style-name="Index_20_Link" text:visited-style-name="Index_20_Link"><text:s/>2.8 Crearea migrărilor<text:tab/>5</text:a></text:p>
          <text:p text:style-name="P6"><text:a xlink:type="simple" xlink:href="#__RefHeading___Toc2727_396518803" office:name="Generarea modelelor din baza de date existentă" text:style-name="Index_20_Link" text:visited-style-name="Index_20_Link"><text:s/>2.9 Generarea modelelor din baza de date existentă<text:tab/>5</text:a></text:p>
          <text:p text:style-name="P6"><text:a xlink:type="simple" xlink:href="#__RefHeading___Toc767_3173738093" office:name="Eager Loading și Lazy Loading" text:style-name="Index_20_Link" text:visited-style-name="Index_20_Link"><text:s/>2.10 Eager Loading și Lazy Loading<text:tab/>6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8" text:outline-level="1"><text:bookmark-start text:name="__RefHeading___Toc4186_2652670912"/>Mediu de dezboltare<text:bookmark-end text:name="__RefHeading___Toc4186_2652670912"/></text:h>
      <text:h text:style-name="P9" text:outline-level="2"><text:bookmark-start text:name="__RefHeading___Toc4188_2652670912"/>Cerințe de sitem<text:bookmark-end text:name="__RefHeading___Toc4188_2652670912"/></text:h>
      <text:p text:style-name="P10">Sistem de operare: <text:span text:style-name="T2">Arch Linux</text:span></text:p>
      <text:p text:style-name="P11"><text:span text:style-name="T3">Kernel: </text:span><text:span text:style-name="T4">6.17.2-arch1-1</text:span></text:p>
      <text:p text:style-name="P12"><text:span text:style-name="Strong_20_Emphasis"><text:span text:style-name="T5">Manager de pachete:</text:span></text:span> <text:span text:style-name="T2">pacman</text:span></text:p>
      <text:p text:style-name="P13"/>
      <text:h text:style-name="P8" text:outline-level="1"><text:bookmark-start text:name="__RefHeading___Toc4190_2652670912"/>Configurarea <text:span text:style-name="T6">mediului</text:span> backend<text:bookmark-end text:name="__RefHeading___Toc4190_2652670912"/></text:h>
      <text:h text:style-name="P9" text:outline-level="2"><text:bookmark-start text:name="__RefHeading___Toc4192_2652670912"/>Actualizarea Sistemului<text:bookmark-end text:name="__RefHeading___Toc4192_2652670912"/></text:h>
      <text:p text:style-name="P14">Actualiz<text:span text:style-name="T7">a</text:span>ți sistemul <text:span text:style-name="T7">folosind</text:span> comanda: </text:p>
      <text:p text:style-name="P15">sudo pacman -Syu</text:p>
      <text:p text:style-name="P16"/>
      <text:h text:style-name="P9" text:outline-level="2"><text:bookmark-start text:name="__RefHeading___Toc4194_2652670912"/>Instalarea Python<text:bookmark-end text:name="__RefHeading___Toc4194_2652670912"/></text:h>
      <text:p text:style-name="P17">Instalați <text:span text:style-name="T6">Python</text:span> folosind comanda:</text:p>
      <text:p text:style-name="P16"><text:span text:style-name="Source_20_Text"><text:span text:style-name="T8">sudo pacman -S python</text:span></text:span></text:p>
      <text:p text:style-name="P16"/>
      <text:h text:style-name="P9" text:outline-level="2"><text:bookmark-start text:name="__RefHeading___Toc4196_2652670912"/>Crearea și activarea unui mediu virtual<text:bookmark-end text:name="__RefHeading___Toc4196_2652670912"/></text:h>
      <text:p text:style-name="P18">Creați mediul virtual în directorul proiectului <text:span text:style-name="T6">f</text:span><text:span text:style-name="T3">olosind comanda:</text:span></text:p>
      <text:p text:style-name="P16"><text:span text:style-name="Source_20_Text"><text:span text:style-name="T8">python -m venv .venv</text:span></text:span></text:p>
      <text:p text:style-name="P16"/>
      <text:p text:style-name="P18">Activați mediul virtual <text:span text:style-name="T6">f</text:span><text:span text:style-name="T3">olosind comanda:</text:span></text:p>
      <text:p text:style-name="P19">source venv/bin/activate</text:p>
      <text:p text:style-name="P16"/>
      <text:p text:style-name="P20">Extra:</text:p>
      <text:p text:style-name="P21">Pentru a dezactiva mediul virtual folosiți comanda: <text:span text:style-name="T2">deactivate</text:span></text:p>
      <text:p text:style-name="P16"/>
      <text:h text:style-name="P9" text:outline-level="2"><text:bookmark-start text:name="__RefHeading___Toc4198_2652670912"/>Instalarea framework-ului Django<text:bookmark-end text:name="__RefHeading___Toc4198_2652670912"/></text:h>
      <text:p text:style-name="P22">Instalați Django folosind comanda: </text:p>
      <text:p text:style-name="P23">pip install django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9" text:outline-level="2"><text:bookmark-start text:name="__RefHeading___Toc4200_2652670912"/>Crearea proiectului Django<text:bookmark-end text:name="__RefHeading___Toc4200_2652670912"/></text:h>
      <text:p text:style-name="P22">Creați un proiect nou Django numit <text:span text:style-name="T9">backend </text:span>folosind comanda: </text:p>
      <text:p text:style-name="P23">django-admin startproject backend</text:p>
      <text:p text:style-name="P16"/>
      <text:p text:style-name="P24">Intrați în directorul proiectului folosind comanda:</text:p>
      <text:p text:style-name="P19">cd backend</text:p>
      <text:p text:style-name="P19"/>
      <text:p text:style-name="P25">Rulați serverul pentru a verifica dacă funcționează <text:span text:style-name="Source_20_Text"><text:span text:style-name="T10">folosind comanda</text:span></text:span>:</text:p>
      <text:p text:style-name="P25">python manage.py runserver</text:p>
      <text:p text:style-name="P16"/>
      <text:h text:style-name="P26" text:outline-level="2"><text:bookmark-start text:name="__RefHeading___Toc4202_2652670912"/>Configurarea conexiunii la baza de date<text:bookmark-end text:name="__RefHeading___Toc4202_2652670912"/></text:h>
      <text:p text:style-name="P25">Instalați driverul MySQL pentru Python <text:span text:style-name="Source_20_Text"><text:span text:style-name="T10">folosind comanda</text:span></text:span>:</text:p>
      <text:p text:style-name="P16">pip install mysqlclient</text:p>
      <text:p text:style-name="P27"/>
      <text:p text:style-name="P25"><text:span text:style-name="Strong_20_Emphasis"><text:span text:style-name="T5">Instalați pachetul </text:span></text:span><text:span text:style-name="Strong_20_Emphasis"><text:span text:style-name="Source_20_Text"><text:span text:style-name="T11">python-dotenv </text:span></text:span></text:span><text:span text:style-name="Strong_20_Emphasis"><text:span text:style-name="Source_20_Text"><text:span text:style-name="T12">pentru a folosi fisiere env </text:span></text:span></text:span><text:span text:style-name="Source_20_Text"><text:span text:style-name="T11">folosind comanda:</text:span></text:span></text:p>
      <text:p text:style-name="P25"><text:span text:style-name="Source_20_Text"><text:span text:style-name="T11">pip install python-dotenv</text:span></text:span></text:p>
      <text:p text:style-name="P25"><text:span text:style-name="Source_20_Text"><text:span text:style-name="T11"/></text:span></text:p>
      <text:p text:style-name="P25"><text:span text:style-name="Source_20_Text"><text:span text:style-name="T11">Creați fișierul .env în directorul rădăcină al proiectului </text:span></text:span><text:span text:style-name="Source_20_Text"><text:span text:style-name="T12">care sa contina urmatoarele:</text:span></text:span></text:p>
      <text:p text:style-name="P25"><text:span text:style-name="Source_20_Text"><text:span text:style-name="T12">DB_NAME=chatbox_db</text:span></text:span></text:p>
      <text:p text:style-name="P25"><text:span text:style-name="Source_20_Text"><text:span text:style-name="T12">DB_USER=chatbox_db</text:span></text:span></text:p>
      <text:p text:style-name="P25"><text:span text:style-name="Source_20_Text"><text:span text:style-name="T12">DB_PASSWORD=chatbox_db</text:span></text:span></text:p>
      <text:p text:style-name="P25"><text:span text:style-name="Source_20_Text"><text:span text:style-name="T12">DB_HOST=127.0.0.1</text:span></text:span></text:p>
      <text:p text:style-name="P25"><text:span text:style-name="Source_20_Text"><text:span text:style-name="T12">DB_PORT=3306</text:span></text:span></text:p>
      <text:p text:style-name="P27"/>
      <text:p text:style-name="P28"><text:span text:style-name="T13">Editați fișierul </text:span><text:span text:style-name="Source_20_Text"><text:span text:style-name="T13">backend/settings.py</text:span></text:span><text:span text:style-name="T13"> </text:span>și modificați secțiunea <text:span text:style-name="Source_20_Text"><text:span text:style-name="T10">DATABASES</text:span></text:span> astfel:</text:p>
      <text:p text:style-name="P19">import os</text:p>
      <text:p text:style-name="P19">from dotenv import load_dotenv</text:p>
      <text:p text:style-name="P29">load_dotenv()</text:p>
      <text:p text:style-name="P19">BASE_DIR = Path(__file__).resolve().parent.parent</text:p>
      <text:p text:style-name="P19">DATABASES = {</text:p>
      <text:p text:style-name="P19"><text:s text:c="4"/>"default": {</text:p>
      <text:p text:style-name="P19"><text:s text:c="8"/>"ENGINE": "django.db.backends.mysql",</text:p>
      <text:p text:style-name="P19"><text:s text:c="8"/>"NAME": os.getenv("DB_NAME"),</text:p>
      <text:p text:style-name="P19"><text:s text:c="8"/>"USER": os.getenv("DB_USER"),</text:p>
      <text:p text:style-name="P19"><text:s text:c="8"/>"PASSWORD": os.getenv("DB_PASSWORD"),</text:p>
      <text:p text:style-name="P19"><text:s text:c="8"/>"HOST": os.getenv("DB_HOST"),</text:p>
      <text:p text:style-name="P19"><text:s text:c="8"/>"PORT": os.getenv("DB_PORT"),</text:p>
      <text:p text:style-name="P19"><text:s text:c="4"/>}</text:p>
      <text:p text:style-name="P19">}</text:p>
      <text:p text:style-name="P27"><text:soft-page-break/></text:p>
      <text:h text:style-name="P9" text:outline-level="2"><text:bookmark-start text:name="__RefHeading___Toc4204_2652670912"/>Crearea aplicației principale<text:bookmark-end text:name="__RefHeading___Toc4204_2652670912"/></text:h>
      <text:p text:style-name="P30">Creați aplicația principală numită <text:span text:style-name="Source_20_Text"><text:span text:style-name="T10">api folosind comanda</text:span></text:span>:</text:p>
      <text:p text:style-name="P19">python manage.py startapp api</text:p>
      <text:p text:style-name="P16"/>
      <text:p text:style-name="P28"><text:span text:style-name="T13">Adăugați aplicația în </text:span><text:span text:style-name="Source_20_Text"><text:span text:style-name="T13">INSTALLED_APPS</text:span></text:span><text:span text:style-name="T13"> </text:span><text:span text:style-name="T14">din </text:span><text:span text:style-name="Source_20_Text"><text:span text:style-name="T13">backend/settings.py</text:span></text:span><text:span text:style-name="Source_20_Text"><text:span text:style-name="T15"> </text:span></text:span><text:span text:style-name="Source_20_Text"><text:span text:style-name="T16">astfel</text:span></text:span><text:span text:style-name="T13">:</text:span></text:p>
      <text:p text:style-name="P16">INSTALLED_APPS = [</text:p>
      <text:p text:style-name="P16"><text:s text:c="4"/>'django.contrib.admin',</text:p>
      <text:p text:style-name="P16"><text:s text:c="4"/>'django.contrib.auth',</text:p>
      <text:p text:style-name="P16"><text:s text:c="4"/>'django.contrib.contenttypes',</text:p>
      <text:p text:style-name="P16"><text:s text:c="4"/>'django.contrib.sessions',</text:p>
      <text:p text:style-name="P16"><text:s text:c="4"/>'django.contrib.messages',</text:p>
      <text:p text:style-name="P16"><text:s text:c="4"/>'django.contrib.staticfiles',</text:p>
      <text:p text:style-name="P16"><text:s text:c="4"/>'api',</text:p>
      <text:p text:style-name="P16">]</text:p>
      <text:p text:style-name="P16"/>
      <text:h text:style-name="P31" text:outline-level="2"><text:bookmark-start text:name="__RefHeading___Toc765_3173738093"/><text:span text:style-name="T10">Crearea </text:span><text:span text:style-name="T17">m</text:span>igrăril<text:span text:style-name="T18">or</text:span><text:bookmark-end text:name="__RefHeading___Toc765_3173738093"/></text:h>
      <text:p text:style-name="P32"><text:span text:style-name="Strong_20_Emphasis"><text:span text:style-name="T19">Crearea</text:span></text:span><text:span text:style-name="Strong_20_Emphasis"><text:span text:style-name="T20">za</text:span></text:span><text:span text:style-name="Strong_20_Emphasis"><text:span text:style-name="T19"> migrați</text:span></text:span><text:span text:style-name="Strong_20_Emphasis"><text:span text:style-name="T20">ile </text:span></text:span><text:span text:style-name="Strong_20_Emphasis"><text:span text:style-name="T19">folosind comanda: </text:span></text:span></text:p>
      <text:p text:style-name="P32"><text:span text:style-name="Strong_20_Emphasis"><text:span text:style-name="T21">python manage.py makemigrations</text:span></text:span></text:p>
      <text:p text:style-name="P32"><text:span text:style-name="Strong_20_Emphasis"><text:span text:style-name="T20"/></text:span></text:p>
      <text:p text:style-name="P32"><text:span text:style-name="Strong_20_Emphasis"><text:span text:style-name="T20">Aplicarea migrațiilor în baza de date</text:span></text:span><text:span text:style-name="Strong_20_Emphasis"><text:span text:style-name="T22"> </text:span></text:span><text:span text:style-name="Strong_20_Emphasis"><text:span text:style-name="T19">folosind comanda:</text:span></text:span></text:p>
      <text:p text:style-name="P32">python manage.py migrate</text:p>
      <text:p text:style-name="P33"/>
      <text:h text:style-name="P26" text:outline-level="2"><text:bookmark-start text:name="__RefHeading___Toc2727_396518803"/>Generarea modelelor din baza de date existentă<text:bookmark-end text:name="__RefHeading___Toc2727_396518803"/></text:h>
      <text:p text:style-name="P16">Generați automat modelele din baza de date conectată folosind comanda:</text:p>
      <text:p text:style-name="P19">python manage.py inspectdb &gt; models.py</text:p>
      <text:p text:style-name="P16"/>
      <text:p text:style-name="P34"><text:span text:style-name="Strong_20_Emphasis"><text:span text:style-name="T23">Explicație comandă:</text:span></text:span></text:p>
      <text:list xml:id="list3003899176" text:style-name="List_20_1">
        <text:list-item>
          <text:p text:style-name="P35"><text:span text:style-name="Source_20_Text"><text:span text:style-name="T24">python manage.py</text:span></text:span><text:span text:style-name="T23"> &gt; fișierul principal de administrare al proiectului Django (permite rularea comenzilor Django)</text:span></text:p>
        </text:list-item>
        <text:list-item>
          <text:p text:style-name="P35"><text:span text:style-name="Source_20_Text"><text:span text:style-name="T24">inspectdb</text:span></text:span><text:span text:style-name="T23"> &gt; citește structura bazei de date și generează modelele corespunzătoare tabelelor existente</text:span></text:p>
        </text:list-item>
        <text:list-item>
          <text:p text:style-name="P35"><text:span text:style-name="Source_20_Text"><text:span text:style-name="T24">&gt;</text:span></text:span><text:span text:style-name="T23"> &gt; redirecționează rezultatul comenzii într-un fișier</text:span></text:p>
        </text:list-item>
        <text:list-item>
          <text:p text:style-name="P35"><text:span text:style-name="Source_20_Text"><text:span text:style-name="T24">models.py</text:span></text:span><text:span text:style-name="T25"> </text:span><text:span text:style-name="T23">&gt; fișierul unde se salvează modelele generate</text:span></text:p>
        </text:list-item>
      </text:list>
      <text:p text:style-name="P36"/>
      <text:p text:style-name="P36"/>
      <text:p text:style-name="P36"/>
      <text:p text:style-name="P36"/>
      <text:p text:style-name="P36"/>
      <text:h text:style-name="P26" text:outline-level="2"><text:bookmark-start text:name="__RefHeading___Toc767_3173738093"/><text:soft-page-break/>Eager Loading și Lazy Loading<text:bookmark-end text:name="__RefHeading___Toc767_3173738093"/></text:h>
      <text:p text:style-name="P37"><text:span text:style-name="Strong_20_Emphasis"><text:span text:style-name="T5">Explicație teoretică:</text:span></text:span></text:p>
      <text:list text:continue-numbering="true" text:style-name="List_20_1">
        <text:list-item>
          <text:p text:style-name="P38"><text:span text:style-name="Strong_20_Emphasis"><text:span text:style-name="T5">L</text:span></text:span><text:span text:style-name="Strong_20_Emphasis"><text:span text:style-name="T5">azy Loading </text:span></text:span><text:s/>&gt; relațiile dintre modele (<text:span text:style-name="Source_20_Text">ForeignKey</text:span>, <text:span text:style-name="Source_20_Text">ManyToMany</text:span>) nu sunt încărcate până când sunt accesate. Este comportamentul implicit al Django ORM.</text:p>
        </text:list-item>
        <text:list-item>
          <text:p text:style-name="P38"><text:span text:style-name="Strong_20_Emphasis"><text:span text:style-name="T5">Eager Loading</text:span></text:span> &gt; relațiile sunt încărcate imediat împreună cu obiectul principal pentru a reduce numărul de interogări în baza de date.</text:p>
        </text:list-item>
      </text:list>
      <text:p text:style-name="Text_20_body"/>
      <text:p text:style-name="P37"><text:span text:style-name="Strong_20_Emphasis"><text:span text:style-name="T5">Exemple de cod Django:</text:span></text:span></text:p>
      <text:p text:style-name="P37"><text:span text:style-name="Strong_20_Emphasis"><text:span text:style-name="T26"># Lazy Loading (implicit)</text:span></text:span></text:p>
      <text:p text:style-name="P37"><text:span text:style-name="Strong_20_Emphasis"><text:span text:style-name="T26">files = Files.objects.all()</text:span></text:span></text:p>
      <text:p text:style-name="P37"><text:span text:style-name="Strong_20_Emphasis"><text:span text:style-name="T26">for f in files:</text:span></text:span></text:p>
      <text:p text:style-name="P37"><text:span text:style-name="Strong_20_Emphasis"><text:span text:style-name="T26"><text:s text:c="4"/>print(f.user.username) <text:s/># aici se face query separat pentru fiecare user</text:span></text:span></text:p>
      <text:p text:style-name="P37"><text:span text:style-name="Strong_20_Emphasis"><text:span text:style-name="T26"/></text:span></text:p>
      <text:p text:style-name="P37"><text:span text:style-name="Strong_20_Emphasis"><text:span text:style-name="T26"># Eager Loading</text:span></text:span></text:p>
      <text:p text:style-name="P37"><text:span text:style-name="Strong_20_Emphasis"><text:span text:style-name="T26">files = Files.objects.select_related('user').all()</text:span></text:span></text:p>
      <text:p text:style-name="P37"><text:span text:style-name="Strong_20_Emphasis"><text:span text:style-name="T26">for f in files:</text:span></text:span></text:p>
      <text:p text:style-name="P37"><text:span text:style-name="Strong_20_Emphasis"><text:span text:style-name="T26"><text:s text:c="4"/>print(f.user.username) <text:s/># query-ul pentru user este deja făcut</text:span></text:span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5"/><text:page-number text:select-page="current">6</text:page-number><text:s/>/ <text:page-count>6</text:page-count><text:bookmark-end text:name="PageNumWizard_FOOTER_Default Page Style5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2:37:56.432024822</meta:creation-date>
    <dc:date>2025-10-28T23:12:24.917259874</dc:date>
    <meta:editing-duration>PT3H6M49S</meta:editing-duration>
    <meta:editing-cycles>21</meta:editing-cycles>
    <meta:generator>LibreOffice/25.8.2.2$Linux_X86_64 LibreOffice_project/580$Build-2</meta:generator>
    <meta:print-date>2025-10-28T22:03:03.772527847</meta:print-date>
    <meta:printed-by>PDF files</meta:printed-by>
    <meta:document-statistic meta:table-count="0" meta:image-count="0" meta:object-count="0" meta:page-count="6" meta:paragraph-count="112" meta:word-count="516" meta:character-count="4028" meta:non-whitespace-character-count="3505"/>
  </office:meta>
</office:document-meta>
</file>